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-Light" svg:font-family="Calibri-Light" style:font-family-generic="roman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T1" style:family="text">
      <style:text-properties fo:color="#000000" loext:opacity="100%" style:font-name="Calibri-Light" fo:font-size="20pt" style:font-size-asian="20pt"/>
    </style:style>
    <style:style style:name="T2" style:family="text">
      <style:text-properties fo:color="#000000" loext:opacity="100%" style:font-name="Calibri-Light" fo:font-size="12pt" style:font-size-asian="12pt"/>
    </style:style>
    <style:style style:name="T3" style:family="text">
      <style:text-properties fo:color="#ff6600" loext:opacity="100%" style:font-name="Calibri-Light" fo:font-size="12pt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ómo crear un servidor local con WAMP/LAMP/XAMP</text:p>
      <text:p text:style-name="P2">-Servidor local.</text:p>
      <text:p text:style-name="P2">-WAMP </text:p>
      <text:p text:style-name="P2">-LAMP y XAMP</text:p>
      <text:p text:style-name="P2">-</text:p>
      <text:p text:style-name="P2"/>
      <text:p text:style-name="P2"/>
      <text:p text:style-name="P2"/>
      <text:p text:style-name="P2">------------------------------------------------------------------------------------------------------------------</text:p>
      <text:p text:style-name="P2"><text:span text:style-name="T1">Cómo crear un servidor local con WAMP/LAMP/XAMP</text:span></text:p>
      <text:p text:style-name="P2"><text:span text:style-name="T2">-Servidor local:</text:span></text:p>
      <text:p text:style-name="P2"><text:span text:style-name="T2">Se conoce como servidor web local a aquel servidor web almacenado en una red local al propio</text:span></text:p>
      <text:p text:style-name="P2"><text:span text:style-name="T2">equipo de referencia. Así, el servidor web local se puede instalar en cualquier de los equipos</text:span></text:p>
      <text:p text:style-name="P2"><text:span text:style-name="T2">integrantes de una red local. La instalación se realiza mediante un software que permite tanto</text:span></text:p>
      <text:p text:style-name="P2"><text:span text:style-name="T2">probar como navegar en la página web.</text:span></text:p>
      <text:p text:style-name="P2"><text:span text:style-name="T2">El servidor local ofrece una serie de ventajas que resulta interesante conocer.</text:span></text:p>
      <text:p text:style-name="P2"><text:span text:style-name="T2">En primer lugar, permite realizar todo tipo de pruebas en el sitio web sin miedo a que éste se</text:span></text:p>
      <text:p text:style-name="P2"><text:span text:style-name="T2">estropee, lo cual supone un gran beneficio en pro de proporcionar la mejor experiencia a los</text:span></text:p>
      <text:p text:style-name="P2"><text:span text:style-name="T2">usuarios.</text:span></text:p>
      <text:p text:style-name="P2"><text:span text:style-name="T2">En segundo lugar, no es necesario contratar un dominio ya que es 127.0.0.1, de modo que el disco</text:span></text:p>
      <text:p text:style-name="P2"><text:span text:style-name="T2">duro hace las funciones del hosting.</text:span></text:p>
      <text:p text:style-name="P2"><text:span text:style-name="T2">Y, en tercer lugar, directamente relacionado con los puntos anteriores, además del propio sitio web</text:span></text:p>
      <text:p text:style-name="P2"><text:span text:style-name="T2">en Internet, también se puede tener almacenado en el servidor local como respaldo.</text:span></text:p>
      <text:p text:style-name="P2"><text:span text:style-name="T2">Se trata por tanto de un recurso ampliamente utilizado por las empresas en la actualidad. Y es que,</text:span></text:p>
      <text:p text:style-name="P2"><text:span text:style-name="T2">de este modo pueden corregir de forma rápida y sencilla todos aquellos fallos, así como realizar los</text:span></text:p>
      <text:p text:style-name="P2"><text:span text:style-name="T2">cambios que consideren oportunos, en el sitio web corporativo hasta que estén completamente</text:span></text:p>
      <text:p text:style-name="P2"><text:span text:style-name="T2">seguras de que está listo para ser subido al servidor remoto definitivo.</text:span></text:p>
      <text:p text:style-name="P2"><text:span text:style-name="T2">Primero que nada antes de comenzar a hablar de servidores necesitamos definir por supuesto qué</text:span></text:p>
      <text:p text:style-name="P2"><text:span text:style-name="T2">es un servidor exactamente. A grandes rasgos, un servidor es básicamente una computadora,</text:span></text:p>
      <text:p text:style-name="P2"><text:span text:style-name="T2">parecido en muchos aspectos a la computadora que tienes en tu casa u oficina, aunque claro, tiene</text:span></text:p>
      <text:p text:style-name="P2"><text:span text:style-name="T2">sus diferencias y está destinada a ser utilizada con otros fines que las típicas computadoras de casa</text:span></text:p>
      <text:p text:style-name="P2"><text:span text:style-name="T2">o del trabajo.</text:span></text:p>
      <text:p text:style-name="P2"><text:span text:style-name="T2">Aparte de algunas pocas diferencias en el hardware, ¿qué otra cosa hace que una computadora y un</text:span></text:p>
      <text:p text:style-name="P2"><text:span text:style-name="T2">servidor sean diferentes? Pues como ya lo hemos dicho, otra diferencia clave es el propósito, ya que</text:span></text:p>
      <text:p text:style-name="P2"><text:span text:style-name="T2">la idea detrás de un servidor es justamente que «sirva» datos, es decir, que despache algún tipo de</text:span></text:p>
      <text:p text:style-name="P2"><text:span text:style-name="T2">contenido o información o lo que sea que se necesite.</text:span></text:p>
      <text:p text:style-name="P2"><text:span text:style-name="T2">Un servidor lo que es hace es, básicamente, despachar los datos que le son solicitados y que se</text:span></text:p>
      <text:p text:style-name="P2"><text:span text:style-name="T2">encuentran almacenados en su sistema. Esto pueden ser diferentes cosas, todo dependerá el</text:span></text:p>
      <text:p text:style-name="P2"><text:span text:style-name="T2">propósito del servidor: pueden ser sitios web enteros, pueden ser algunos datos puntuales de una</text:span></text:p>
      <text:p text:style-name="P2"><text:span text:style-name="T2">base de datos, puede ser contenido estático como imágenes o videos, entre otras muchas cosas.</text:span></text:p>
      <text:p text:style-name="P2"><text:span text:style-name="T2">Con esto en claro, ¿a qué nos referimos entonces cuando hablamos de servidores locales? Pues</text:span></text:p>
      <text:p text:style-name="P2"><text:span text:style-name="T2">generalmente los servidores son brindados por empresas de hosting, y en dichos casos estos</text:span></text:p>
      <text:p text:style-name="P2"><text:span text:style-name="T2">servidores se encuentra ubicados físicamente dentro de un data center. El data center es el lugar</text:span></text:p>
      <text:p text:style-name="P2"><text:span text:style-name="T2">donde se montan y conectan a Internet los servidores que una empresa alquila a sus clientes,</text:span></text:p>
      <text:p text:style-name="P2"><text:span text:style-name="T2">aunque en algunos casos dichos servidores pueden ser vendidos en vez de arrendados.</text:span></text:p>
      <text:p text:style-name="P2"><text:span text:style-name="T2">Ese sería el caso de un servidor normal contratado a una empresa de hosting, ¿pero qué diferencia</text:span></text:p>
      <text:p text:style-name="P2"><text:span text:style-name="T2">tiene con un servidor local? Pues un servidor local, como lo dice su nombre, es un servidor que está</text:span></text:p>
      <text:p text:style-name="P2"><text:span text:style-name="T2">ubicado físicamente en la misma ubicación que nosotros, esto puede ser por ejemplo en nuestra en</text:span></text:p>
      <text:p text:style-name="P2"><text:span text:style-name="T2">casa, nuestra oficina, un estudio, etc.</text:span></text:p>
      <text:p text:style-name="P2"><text:soft-page-break/><text:span text:style-name="T2">Características de un servidor en local</text:span></text:p>
      <text:p text:style-name="P2"><text:span text:style-name="T2">Es interesante conocer cuáles son las prestaciones de un servidor local.</text:span></text:p>
      <text:p text:style-name="P2"><text:span text:style-name="T2">Actualización: del mismo modo que ocurre con todos los servicios informáticos, es importante</text:span></text:p>
      <text:p text:style-name="P2"><text:span text:style-name="T2">actualizar el servidor en local de forma periódica.</text:span></text:p>
      <text:p text:style-name="P2"><text:span text:style-name="T2">Sitio web: tal y como hemos señalado, los servidores locales son ampliamente utilizados por las</text:span></text:p>
      <text:p text:style-name="P2"><text:span text:style-name="T2">empresas en la actualidad ya que permiten probar un determinado sitio web antes de subirlo al</text:span></text:p>
      <text:p text:style-name="P2"><text:span text:style-name="T2">servidor remoto. De este modo, una de sus principales características tiene que ver con el hecho de</text:span></text:p>
      <text:p text:style-name="P2"><text:span text:style-name="T2">permitir una mejor experiencia por parte de los usuarios a la hora de navegar en Internet.</text:span></text:p>
      <text:p text:style-name="P2"><text:span text:style-name="T2">Remoto: si se configura correctamente, el servidor en local permite el acceso al mismo en remoto</text:span></text:p>
      <text:p text:style-name="P2"><text:span text:style-name="T2">de forma segura, sin ningún tipo de vulnerabilidad.</text:span></text:p>
      <text:p text:style-name="P2"><text:span text:style-name="T2">Ampliable: por supuesto, la capacidad de un servidor de este tipo es ampliable. Para ello</text:span></text:p>
      <text:p text:style-name="P2"><text:span text:style-name="T2">simplemente hay que modificar el hardware y/o el software del equipo.</text:span></text:p>
      <text:p text:style-name="P2"><text:span text:style-name="T2">Ventajas y desventajas de tener un servidor local</text:span></text:p>
      <text:p text:style-name="P2"><text:span text:style-name="T2">Disponer de un servidor local tiene algunas cuantas ventajas, aunque también tiene sus desventajas.</text:span></text:p>
      <text:p text:style-name="P2"><text:span text:style-name="T2">Así que vamos a analizar ambos aspectos.</text:span></text:p>
      <text:p text:style-name="P2"><text:span text:style-name="T2">Ventajas de tener un servidor local</text:span></text:p>
      <text:p text:style-name="P2"><text:span text:style-name="T2">Ahorro de dinero a largo plazo: la compra de un servidor nunca es barata, y en muchas ocasiones</text:span></text:p>
      <text:p text:style-name="P2"><text:span text:style-name="T2">arrendarlos tampoco, pero puedes estar seguro que arrendar un servidor te saldrá muchísimo más</text:span></text:p>
      <text:p text:style-name="P2"><text:span text:style-name="T2">barato que comprarlo. Esto quiere decir que sí compramos un servidor tendremos una fuerte</text:span></text:p>
      <text:p text:style-name="P2"><text:span text:style-name="T2">inversión inicial, sin embargo al cabo de un año o dos, dependiendo del costo del servidor,</text:span></text:p>
      <text:p text:style-name="P2"><text:span text:style-name="T2">habremos ya amortiguado ese gasto.</text:span></text:p>
      <text:p text:style-name="P2"><text:span text:style-name="T2">Rápida conectividad: no es lo mismo tener un servidor a unos pocos metros de ti en una red local</text:span></text:p>
      <text:p text:style-name="P2"><text:span text:style-name="T2">que tenerlo a miles de kilómetros al otro lado del mundo. Sí, hoy en día las líneas internacionales</text:span></text:p>
      <text:p text:style-name="P2"><text:span text:style-name="T2">son muy buenas y la diferencia en la distancia se nota en pocos casos, pero sigue estando: si tienes</text:span></text:p>
      <text:p text:style-name="P2"><text:span text:style-name="T2">el server localmente siempre obtendrás un mejor tiempo de respuesta, y si se trata de un servidor</text:span></text:p>
      <text:p text:style-name="P2"><text:span text:style-name="T2">de juegos online su ubicación es extremadamente importante.</text:span></text:p>
      <text:p text:style-name="P2"><text:span text:style-name="T2">Mayor seguridad: la seguridad es también un aspecto clave para muchas empresas, y hay quienes</text:span></text:p>
      <text:p text:style-name="P2"><text:span text:style-name="T2">simplemente no confían en guardar información importante en un servidor al cual no pueden tener</text:span></text:p>
      <text:p text:style-name="P2"><text:span text:style-name="T2">acceso físicamente. Para este tipo de casos un servidor local también se vuelve algo ideal, ya que se</text:span></text:p>
      <text:p text:style-name="P2"><text:span text:style-name="T2">puede controlar quién tiene acceso al servidor a nivel físico.</text:span></text:p>
      <text:p text:style-name="P2"><text:span text:style-name="T2">Desventajas de tener un servidor local</text:span></text:p>
      <text:p text:style-name="P2"><text:span text:style-name="T2">Por supuesto el disponer de un server local tiene ciertas desventajas, no todo va a ser color de</text:span></text:p>
      <text:p text:style-name="P2"><text:span text:style-name="T2">rosas.</text:span></text:p>
      <text:p text:style-name="P2"><text:span text:style-name="T2">Mayor gasto de energía: gastarás más energía eléctrica, así como también posiblemente un mayor</text:span></text:p>
      <text:p text:style-name="P2"><text:span text:style-name="T2">gasto en el servicio de Internet. Vamos a necesitar sí o sí una IP dedicada para nuestro server, y</text:span></text:p>
      <text:p text:style-name="P2"><text:span text:style-name="T2">recuerda que las conexiones dedicadas son más costos que las que usan IP dinámica.</text:span></text:p>
      <text:p text:style-name="P2"><text:span text:style-name="T2">Falta de partes para reemplazar hardware defectuoso: cuando tenemos un servidor en un data</text:span></text:p>
      <text:p text:style-name="P2"><text:span text:style-name="T2">center y ocurre una rotura o falla de hardware es nuestro proveedor quien se encarga de</text:span></text:p>
      <text:p text:style-name="P2"><text:span text:style-name="T2">reemplazar el hardware averiado o defectuoso, sin embargo si esto nos ocurre con un servidor local</text:span></text:p>
      <text:p text:style-name="P2"><text:span text:style-name="T2">entonces seremos nosotros mismos quienes tendremos que comprar la nueva pieza. Quizá incluso</text:span></text:p>
      <text:p text:style-name="P2"><text:span text:style-name="T2">tengamos que contratar la ayuda de un técnico para poder cambiarla, lo cual obviamente involucra</text:span></text:p>
      <text:p text:style-name="P2"><text:span text:style-name="T2">un gasto adicional, mientras nuestro servidor está caído.</text:span></text:p>
      <text:p text:style-name="P2"><text:span text:style-name="T2">Falta de técnicos calificados: los servicios de administración de servidores también entran en juego</text:span></text:p>
      <text:p text:style-name="P2"><text:span text:style-name="T2">aquí, ya que será necesario que alguien se encargue de administrar el servidor en caso de que no</text:span></text:p>
      <text:p text:style-name="P2"><text:span text:style-name="T2">sepamos hacerlo. Obviamente podemos contratar un servicio externo, pero estos suelen ser caros,</text:span></text:p>
      <text:p text:style-name="P2"><text:span text:style-name="T2">aunque muy buenos en la mayoría de los casos. ¿Y en qué caso el servicio de administración suele</text:span></text:p>
      <text:p text:style-name="P2"><text:span text:style-name="T2">ser bueno y no demasiado caro? Pues cuando el server es arrendado con un proveedor de hosting:</text:span></text:p>
      <text:p text:style-name="P2"><text:span text:style-name="T2">en esas situaciones se suelen ofrecer administraciones de servidores a buenos precios. Obviamente</text:span></text:p>
      <text:p text:style-name="P2"><text:span text:style-name="T2">si tienes un servidor local no vas a poder acceder a un mejor precio que si lo tienes contratado con</text:span></text:p>
      <text:p text:style-name="P2"><text:soft-page-break/><text:span text:style-name="T2">un proveedor de hosting.</text:span></text:p>
      <text:p text:style-name="P2"><text:span text:style-name="T2">¿Qué hay que preparar para montar un servidor?</text:span></text:p>
      <text:p text:style-name="P2"><text:span text:style-name="T2">Hay una serie de requisitos mínimos necesarios para que un equipo haga las funciones de servidor</text:span></text:p>
      <text:p text:style-name="P2"><text:span text:style-name="T2">local.</text:span></text:p>
      <text:p text:style-name="P2"><text:span text:style-name="T2">Sistema operativo: el más utilizado es Windows; no obstante, también se puede utilizar un</text:span></text:p>
      <text:p text:style-name="P2"><text:span text:style-name="T2">ordenador con MacOS o Linux como so.</text:span></text:p>
      <text:p text:style-name="P2"><text:span text:style-name="T2">Apache: es la aplicación fundamental para convertir el equipo en servidor local.</text:span></text:p>
      <text:p text:style-name="P2"><text:span text:style-name="T2">MySQL: se trata de una aplicación de bases de datos que controla Apache y que permite la creación</text:span></text:p>
      <text:p text:style-name="P2"><text:span text:style-name="T2">de todas aquellas bases de datos que sean necesarias para desarrollar el proyecto.</text:span></text:p>
      <text:p text:style-name="P2"><text:span text:style-name="T2">PHP: se trata de la tecnología de programación que utiliza el servidor en cuestión.</text:span></text:p>
      <text:p text:style-name="P2"><text:span text:style-name="T2">Todas las aplicaciones mencionadas se han desarrollado después del lanzamiento de Linux y son de</text:span></text:p>
      <text:p text:style-name="P2"><text:span text:style-name="T2">código abierto, por lo que se actualizan con relativa constancia.</text:span></text:p>
      <text:p text:style-name="P2"><text:span text:style-name="T3">Aunque se pueden instalar por separado, lo más recomendable es optar por el paquete</text:span></text:p>
      <text:p text:style-name="P2"><text:span text:style-name="T3">denominado LAMP para Linux, que las engloba a todas; este paquete recibe el nombre de WAMP</text:span></text:p>
      <text:p text:style-name="P2"><text:span text:style-name="T3">para Windows y MAMP para Mac.</text:span></text:p>
      <text:p text:style-name="P2"><text:span text:style-name="T3">La combinación de estas tecnologías es usada principalmente para definir la infraestructura de un</text:span></text:p>
      <text:p text:style-name="P2"><text:span text:style-name="T3">servidor web, utilizando un paradigma de programación para el desarrollo del sistema .</text:span></text:p>
      <text:p text:style-name="P2"><text:span text:style-name="T3">------------------------------------------------------------------------------------------------</text:span></text:p>
      <text:p text:style-name="P2"><text:span text:style-name="T3">Se entiende como infraestructura de red a todos aquellos elementos básicos e imprescindibles para</text:span></text:p>
      <text:p text:style-name="P2"><text:span text:style-name="T3">cualquier instituciónu organización pública o privada</text:span></text:p>
      <text:p text:style-name="P2"><text:span text:style-name="T3">que precise todos o algunos de os siguientes servicios de telecomunicaciones: teléfono, fax,</text:span></text:p>
      <text:p text:style-name="P2"><text:span text:style-name="T3">ordenador, escáner, impresoras, TPV, cámaras de control y vigilancia, control de accesos, datafonos,</text:span></text:p>
      <text:p text:style-name="P2"><text:span text:style-name="T3">climatización, incendio, etcétera.</text:span></text:p>
      <text:p text:style-name="P2"><text:span text:style-name="T2">Además de lo propio del software, el hardware también juega un papel esencial. El ordenador en el</text:span></text:p>
      <text:p text:style-name="P2"><text:span text:style-name="T2">que se vaya a montar el servidor debe contar con la refrigeración adecuada; lo ideal es que tenga</text:span></text:p>
      <text:p text:style-name="P2"><text:span text:style-name="T2">una rejilla bien amplia para que no se sobrecaliente en exceso y pueda dar lugar a cualquier tipo de</text:span></text:p>
      <text:p text:style-name="P2"><text:span text:style-name="T2">problema.</text:span></text:p>
      <text:p text:style-name="P2"><text:span text:style-name="T2">La memoria RAM es otro aspecto a valorar ya que este tipo de equipos requieren de un gran</text:span></text:p>
      <text:p text:style-name="P2"><text:span text:style-name="T2">rendimiento; lo mínimo aconsejable son 3 GB para que pueda realizar todas las tareas con fluidez.</text:span></text:p>
      <text:p text:style-name="P2"><text:span text:style-name="T2">Merece la pena destacar que no es suficiente con un PC normal de usuario. Y es que no tiene nada</text:span></text:p>
      <text:p text:style-name="P2"><text:span text:style-name="T2">que ver el hecho de abrir varias apps en un ordenador a una velocidad normal, que atender a una</text:span></text:p>
      <text:p text:style-name="P2"><text:span text:style-name="T2">gran cantidad de consultas al mismo tiempo.</text:span></text:p>
      <text:p text:style-name="P2"><text:span text:style-name="T2">Así, es conveniente optar por un equipo con uno o varios procesadores multinúcleo capaces de</text:span></text:p>
      <text:p text:style-name="P2"><text:span text:style-name="T2">hacer frente a este tipo de exigencias.</text:span></text:p>
      <text:p text:style-name="P2"><text:span text:style-name="T2">Y, por último además de todo lo anterior, 100% recomendable contar con un sistema de copias de</text:span></text:p>
      <text:p text:style-name="P2"><text:span text:style-name="T2">seguridad que permita el almacenamiento de forma automática de todos los archivos almacenados.</text:span></text:p>
      <text:p text:style-name="P2"><text:span text:style-name="T2">Todo esto es si vamos a tener páginas operativas (publicadas) en dicho servidor. Si es para realizar</text:span></text:p>
      <text:p text:style-name="P2"><text:span text:style-name="T2">testeo, es posible que no necesitemos tantas capacidades, porque el tráfico será menor.</text:span></text:p>
      <text:p text:style-name="P2"><text:span text:style-name="T2">Instalación y configuración</text:span></text:p>
      <text:p text:style-name="P2"><text:span text:style-name="T2">A continuación explicamos paso a paso cómo montar servidor local de forma sencilla, sin necesidad</text:span></text:p>
      <text:p text:style-name="P2"><text:span text:style-name="T2">de ser un experto en el campo.</text:span></text:p>
      <text:p text:style-name="P2"><text:span text:style-name="T2">WAMP: en primer lugar hay que descargar WAMP desde la página oficial del paquete. Es importante</text:span></text:p>
      <text:p text:style-name="P2"><text:span text:style-name="T2">prestar especial atención al sistema operativo del paquete ya que ofrece dos opciones. Además,</text:span></text:p>
      <text:p text:style-name="P2"><text:span text:style-name="T2">resulta conveniente leer detenidamente las instrucciones que se muestran en la página, así como</text:span></text:p>
      <text:p text:style-name="P2"><text:span text:style-name="T2">durante el proceso de instalación para poder realizarlo y finalizarlo de manera exitosa.</text:span></text:p>
      <text:p text:style-name="P2"><text:span text:style-name="T2">Icono WAMP: una vez instalado WAMP en el equipo, el software crea de manera automática un</text:span></text:p>
      <text:p text:style-name="P2"><text:span text:style-name="T2">icono de acceso directo al mismo en el escritorio. De este modo, los usuarios sólo tienen que hacer</text:span></text:p>
      <text:p text:style-name="P2"><text:span text:style-name="T2">clic dos veces seguidas sobre él cada vez que deseen utilizar el servidor local. Cuando se arranca</text:span></text:p>
      <text:p text:style-name="P2"><text:span text:style-name="T2">WAMP, el icono es de color rojo; cuando el ordenador funcione como servidor local a pleno</text:span></text:p>
      <text:p text:style-name="P2"><text:soft-page-break/><text:span text:style-name="T2">rendimiento, se vuelve de color verde.</text:span></text:p>
      <text:p text:style-name="P2"><text:span text:style-name="T2">Ejecutar WAMP: una vez los usuarios hacen clic sobre este icono cuando está en color verde, se</text:span></text:p>
      <text:p text:style-name="P2"><text:span text:style-name="T2">despliegan todas las funcionalidades del paquete, incluyendo el archivo “php.ini”. Resulta de</text:span></text:p>
      <text:p text:style-name="P2"><text:span text:style-name="T2">especial importancia ya que se puede configurar para que el sitio web se pueda visualizar de forma</text:span></text:p>
      <text:p text:style-name="P2"><text:span text:style-name="T2">correcta en el servidor local.</text:span></text:p>
      <text:p text:style-name="P2"><text:span text:style-name="T2">Cómo montar un servidor local</text:span></text:p>
      <text:p text:style-name="P2"><text:span text:style-name="T2">Primero que nada es muy importante definir algunas cosas antes de montar un servidor local, es</text:span></text:p>
      <text:p text:style-name="P2"><text:span text:style-name="T2">necesario asesorarse en varios aspectos, como es la administración del servidor, el tipo de Internet</text:span></text:p>
      <text:p text:style-name="P2"><text:span text:style-name="T2">que tenemos, si disponemos de IP fija o no, si nuestro Internet es lo suficientemente rápido, el</text:span></text:p>
      <text:p text:style-name="P2"><text:span text:style-name="T2">consumo energético del servidor, entre otros.</text:span></text:p>
      <text:p text:style-name="P2"><text:span text:style-name="T2">Una vez estamos 100% seguros de que tenemos lo necesario para poder montar un server,</text:span></text:p>
      <text:p text:style-name="P2"><text:span text:style-name="T2">entonces es hora de buscar un servidor. Hay muchos servidores muy buenos de distintas marcas de</text:span></text:p>
      <text:p text:style-name="P2"><text:span text:style-name="T2">servidores como HP o Dell, similares a los que usamos aquí en Infranetworking. Son servidores</text:span></text:p>
      <text:p text:style-name="P2"><text:span text:style-name="T2">caros, pero muy buenos sin dudas. Si no puedes permitirte uno, entonces puedes ir por alguna</text:span></text:p>
      <text:p text:style-name="P2"><text:span text:style-name="T2">opción más barata, por ejemplo un servidor Supermicro.</text:span></text:p>
      <text:p text:style-name="P2"><text:span text:style-name="T2">Con el hardware definido, es hora de elegir el sistema operativo. Para la mayoría de los casos Linux</text:span></text:p>
      <text:p text:style-name="P2"><text:span text:style-name="T2">será lo más adecuado, pero en algunas situaciones quizá quieras optar por Windows Server, más</text:span></text:p>
      <text:p text:style-name="P2"><text:span text:style-name="T2">que nada si buscas alojar aplicaciones ASP, de lo contrario elige Linux.</text:span></text:p>
      <text:p text:style-name="P2"><text:span text:style-name="T2">Las distribuciones CentOS, Ubuntu, Debian y RHEL suele ser alguna de las más usadas en servidores,</text:span></text:p>
      <text:p text:style-name="P2"><text:span text:style-name="T2">aunque todo dependerá de tus necesidades: asegúrate de elegir el sistema operativo correcto para</text:span></text:p>
      <text:p text:style-name="P2"><text:span text:style-name="T2">instalarlo en tu servidor y también verifica si dicho SO tiene algún costo, es decir, si debes pagar una</text:span></text:p>
      <text:p text:style-name="P2"><text:span text:style-name="T2">licencia, como ocurre por ejemplo en el caso de Windows Server.</text:span></text:p>
      <text:p text:style-name="P2"><text:span text:style-name="T2">Ahora llega el momento de la verdad: comprar el servidor. Como con todo producto que compres</text:span></text:p>
      <text:p text:style-name="P2"><text:span text:style-name="T2">vía Internet, asegúrate de que lo compras desde un vendedor oficial o revendedor autorizado, y</text:span></text:p>
      <text:p text:style-name="P2"><text:span text:style-name="T2">evacúa todas las dudas que tengas antes de la compra.</text:span></text:p>
      <text:p text:style-name="P2"><text:span text:style-name="T2">Cuando recibas el servidor y lo tengas en tu casa u oficina, es hora de comenzar con el montado,</text:span></text:p>
      <text:p text:style-name="P2"><text:span text:style-name="T2">para esto necesitarás a alguien que te ayude con el tema de redes si no sabes realizar este tipo de</text:span></text:p>
      <text:p text:style-name="P2"><text:span text:style-name="T2">procedimientos. El siguiente paso una vez el server esté conectado a la red y enchufado será</text:span></text:p>
      <text:p text:style-name="P2"><text:span text:style-name="T2">encenderlo.</text:span></text:p>
      <text:p text:style-name="P2"><text:span text:style-name="T2">Tras encenderlo puede que nos cargue un sistema operativo (si ya viene uno instalado) o puede que</text:span></text:p>
      <text:p text:style-name="P2"><text:span text:style-name="T2">tengamos que instalarlo. Los SO suelen ser instalados mediante el booteo de la ISO del sistema</text:span></text:p>
      <text:p text:style-name="P2"><text:span text:style-name="T2">operativo en un pendrive o memoria USB, es decir, conectas el pendrive, reinicias el server y</text:span></text:p>
      <text:p text:style-name="P2"><text:span text:style-name="T2">comenzará el proceso de instalación. Si el proceso no inicia puede que necesites ajustar el BIOS de</text:span></text:p>
      <text:p text:style-name="P2"><text:span text:style-name="T2">tu servidor para hacer que se cargue primero la memoria USB, porque si se carga primero el disco</text:span></text:p>
      <text:p text:style-name="P2"><text:span text:style-name="T2">no podrás instalar el sistema operativo deseado.</text:span></text:p>
      <text:p text:style-name="P2"><text:span text:style-name="T2">Suponiendo que se cargue correctamente la instalación del SO, solo debes seguir los pasos en</text:span></text:p>
      <text:p text:style-name="P2"><text:span text:style-name="T2">pantalla, generalmente las instalaciones son sencillas, quizá lo que te dé más problemas sean los</text:span></text:p>
      <text:p text:style-name="P2"><text:span text:style-name="T2">particionados si nunca has hecho uno, recuerda por las dudas tener un experto disponible o bien</text:span></text:p>
      <text:p text:style-name="P2"><text:span text:style-name="T2">pedirle a alguien que sepa del tema que lo haga por ti, esto te puede ahorrar muchos dolores de</text:span></text:p>
      <text:p text:style-name="P2"><text:span text:style-name="T2">cabeza.</text:span></text:p>
      <text:p text:style-name="P2"><text:span text:style-name="T2">Luego de instalado el sistema operativo ya podrás comenzar a utilizar tu nuevo servidor. Debes</text:span></text:p>
      <text:p text:style-name="P2"><text:span text:style-name="T2">asegurarte que la conexión a Internet funcione correctamente y que el servidor haga uso de una IP</text:span></text:p>
      <text:p text:style-name="P2"><text:span text:style-name="T2">fija, esto nuevamente puedes revisarlo por tu cuenta o dejar que alguien más se ocupe.</text:span></text:p>
      <text:p text:style-name="P2"><text:span text:style-name="T2">Algunos sistemas pueden venir con un servidor web y otro software importante ya instalado, pero la</text:span></text:p>
      <text:p text:style-name="P2"><text:span text:style-name="T2">mayoría simplemente no lo incluyen. Así que en este caso te vamos a mostrar cómo realizar la</text:span></text:p>
      <text:p text:style-name="P2"><text:span text:style-name="T2">instalación de un sistema LAMP en un entorno CentOS/RHEL.</text:span></text:p>
      <text:p text:style-name="P2"><text:span text:style-name="T2">LAMP es un acrónimo que refiere a cuatro cosas: Linux, Apache, MySQL y PHP. Este es uno de los</text:span></text:p>
      <text:p text:style-name="P2"><text:span text:style-name="T2">setups más comunes y utilizados a nivel mundial en servidores, y suele ser muy fácil de instalar. Para</text:span></text:p>
      <text:p text:style-name="P2"><text:span text:style-name="T2">la instalación de software en Linux el método más usado es la consola o Terminal, así que es bueno</text:span></text:p>
      <text:p text:style-name="P2"><text:soft-page-break/><text:span text:style-name="T2">estar familiarizados con esta herramienta si vamos a instalar software en Linux.</text:span></text:p>
      <text:p text:style-name="P2"><text:span text:style-name="T2">Web en local</text:span></text:p>
      <text:p text:style-name="P2"><text:span text:style-name="T2">Durante el proceso de configuración servidor local, uno de los aspectos más importantes es</text:span></text:p>
      <text:p text:style-name="P2"><text:span text:style-name="T2">visualizar el sitio web en el servidor local. Pues bien, se trata de un proceso muy sencillo, apto para</text:span></text:p>
      <text:p text:style-name="P2"><text:span text:style-name="T2">usuarios con cualquier tipo de conocimiento en el ámbito de la informática.</text:span></text:p>
      <text:p text:style-name="P2"><text:span text:style-name="T2">Durante la configuración servidor local, con el proceso de instalación del paquete WAMP, los</text:span></text:p>
      <text:p text:style-name="P2"><text:span text:style-name="T2">usuarios deben seleccionar la ruta de instalación; por defecto es C:\wamp\., pero se puede</text:span></text:p>
      <text:p text:style-name="P2"><text:span text:style-name="T2">modificar. De este modo, la ruta en la que se alojan los archivos del sitio web en cuestión es la</text:span></text:p>
      <text:p text:style-name="P2"><text:span text:style-name="T2">siguiente: C:\wamp\www\.</text:span></text:p>
      <text:p text:style-name="P2"><text:span text:style-name="T2">En lo relativo a la ruta del servidor local, es por defecto http://127.0.0.1. En el momento en el que</text:span></text:p>
      <text:p text:style-name="P2"><text:span text:style-name="T2">los usuarios teclean cualquiera de las rutas disponibles, acceden a una pantalla en la que se les</text:span></text:p>
      <text:p text:style-name="P2"><text:span text:style-name="T2">muestran diferentes opciones de configuración servidor local.</text:span></text:p>
      <text:p text:style-name="P2"><text:span text:style-name="T2">El siguiente paso consiste en acceder al apartado “Tools” y ver el enlace phpmyadmin, el gestor de</text:span></text:p>
      <text:p text:style-name="P2"><text:span text:style-name="T2">bases de datos de WAMP. También deben acceder al apartado “Your Projects”, en el cual se</text:span></text:p>
      <text:p text:style-name="P2"><text:span text:style-name="T2">almacenan todas las carpetas que se han creado en C:\wamp\www\; en cada una de ellas se aloja</text:span></text:p>
      <text:p text:style-name="P2"><text:span text:style-name="T2">una página web distinta.</text:span></text:p>
      <text:p text:style-name="P2"><text:span text:style-name="T2">De esta forma, si un usuario desea instalar WordPress en un servidor local, lo primero que debe</text:span></text:p>
      <text:p text:style-name="P2"><text:span text:style-name="T2">hacer es crear una carpeta con el nombre “WordPress” en el servidor; de este modo, la ruta queda</text:span></text:p>
      <text:p text:style-name="P2"><text:span text:style-name="T2">configurada de la siguiente manera: C:\wamp\www\wordpress\. Una vez creada, debe copiar todos</text:span></text:p>
      <text:p text:style-name="P2"><text:span text:style-name="T2">los archivos de instalación del sistema de gestión de contenidos. Así, si teclea en su navegador</text:span></text:p>
      <text:p text:style-name="P2"><text:span text:style-name="T2">http://localhost/wordpress/ accederá de manera automática a la pantalla inicial para comenzar con</text:span></text:p>
      <text:p text:style-name="P2"><text:span text:style-name="T2">el proceso de instalación de WordPress.</text:span></text:p>
      <text:p text:style-name="P2"><text:span text:style-name="T2">Por lo tanto, la instalación en servidor local es un proceso relativamente sencillo. Lo más importante</text:span></text:p>
      <text:p text:style-name="P2"><text:span text:style-name="T2">es seguir todos y cada uno de los pasos de manera ordenada y prestar especial atención a las</text:span></text:p>
      <text:p text:style-name="P2"><text:span text:style-name="T2">instrucciones.</text:span></text:p>
      <text:p text:style-name="P2"><text:span text:style-name="T2">Si ya has realizado todos los pasos y has probado tu proyecto dentro del servidor local y estás</text:span></text:p>
      <text:p text:style-name="P2"><text:span text:style-name="T2">dispuesto a dar el paso para publicarlo en un dominio, Axarnet es tu solución. Puedes contratar un</text:span></text:p>
      <text:p text:style-name="P2"><text:span text:style-name="T2">hosting o un servidor vps con nosotros para almacenar tu página web.</text:span></text:p>
      <text:p text:style-name="P2"><text:span text:style-name="T2">Todos nuestros servidores se alojan en servidores propios en España, lo cual es un plus en términos</text:span></text:p>
      <text:p text:style-name="P2"><text:span text:style-name="T2">de seguridad.</text:span></text:p>
      <text:p text:style-name="P2"><text:span text:style-name="T2">WAMP es el acrónimo usado para describir un sistema de infraestructura de Internet que usan</text:span></text:p>
      <text:p text:style-name="P2"><text:span text:style-name="T2">Windows(como sistema operativo), Apache(como servidor web),MySql(como base de datos),PHP o</text:span></text:p>
      <text:p text:style-name="P2"><text:span text:style-name="T2">Perl o Python (como lenguajes de programación).</text:span></text:p>
      <text:p text:style-name="P2"><text:span text:style-name="T2">El uso de un WAMP permite subir páginas html a internet, además de poder gestionar datos en</text:span></text:p>
      <text:p text:style-name="P2"><text:span text:style-name="T2">ellas. Al mismo tiempo, un WAMP proporciona lenguajes de programación para desarrollar</text:span></text:p>
      <text:p text:style-name="P2"><text:span text:style-name="T2">aplicaciones web.</text:span></text:p>
      <text:p text:style-name="P2"><text:span text:style-name="T2">LAMP es el sistema análogo que corre bajo ambiente Linux.</text:span></text:p>
      <text:p text:style-name="P2"><text:span text:style-name="T2">!!!Ejemplo!!!XAMPP es un paquete de software libre, que consiste principalmente en el sistema de</text:span></text:p>
      <text:p text:style-name="P2"><text:span text:style-name="T2">gestión de bases de datos MySQL, el servidor web Apache y los intérpretes para lenguajes de script</text:span></text:p>
      <text:p text:style-name="P2"><text:span text:style-name="T2">PHP y Perl.</text:span></text:p>
      <text:p text:style-name="P2"><text:span text:style-name="T2">MAMP es el sistema análogo que corre bajo ambiente Macintosh</text:span></text:p>
      <text:p text:style-name="P2"><text:span text:style-name="T2">En esencia se trata de programas que contienen el software necesario para poder montar un</text:span></text:p>
      <text:p text:style-name="P2"><text:span text:style-name="T2">servidor web en cualquier ordenador.</text:span></text:p>
      <text:p text:style-name="P2"><text:span text:style-name="T2">-Foto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-Light" svg:font-family="Calibri-Light" style:font-family-generic="roman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3M38S</meta:editing-duration>
    <meta:editing-cycles>6</meta:editing-cycles>
    <meta:generator>LibreOffice/7.2.1.2$Windows_X86_64 LibreOffice_project/87b77fad49947c1441b67c559c339af8f3517e22</meta:generator>
    <dc:date>2022-05-29T03:20:33.124000000</dc:date>
    <meta:document-statistic meta:table-count="0" meta:image-count="0" meta:object-count="0" meta:page-count="5" meta:paragraph-count="237" meta:word-count="3047" meta:character-count="18418" meta:non-whitespace-character-count="15607"/>
    <meta:user-defined meta:name="Info 1"/>
    <meta:user-defined meta:name="Info 2"/>
    <meta:user-defined meta:name="Info 3"/>
    <meta:user-defined meta:name="Info 4"/>
  </office:meta>
</office:document-meta>
</file>